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text-properties fo:font-size="10pt" fo:language="pt" fo:country="B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fo:font-size="10pt" fo:language="pt" fo:country="BR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language="pt" fo:country="B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0pt" fo:language="pt" fo:country="BR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fo:text-align="start" style:justify-single-word="false"/>
      <style:text-properties fo:color="#000000" fo:font-size="10pt" fo:language="pt" fo:country="BR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ext_20_body">
      <style:paragraph-properties fo:margin-top="0in" fo:margin-bottom="0in"/>
    </style:style>
    <style:style style:name="P10" style:family="paragraph" style:parent-style-name="Text_20_body">
      <style:paragraph-properties fo:margin-top="0in" fo:margin-bottom="0in" fo:text-align="start" style:justify-single-word="false"/>
      <style:text-properties fo:color="#ff0000" fo:font-size="8pt" fo:language="pt" fo:country="BR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1" style:family="paragraph" style:parent-style-name="Text_20_body">
      <style:paragraph-properties fo:margin-top="0in" fo:margin-bottom="0in" fo:text-align="justify" style:justify-single-word="false">
        <style:tab-stops>
          <style:tab-stop style:position="4.6146in"/>
        </style:tab-stops>
      </style:paragraph-properties>
      <style:text-properties fo:color="#ff0000" fo:font-size="8pt" fo:language="pt" fo:country="BR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2" style:family="paragraph" style:parent-style-name="Text_20_body">
      <style:paragraph-properties fo:margin-top="0in" fo:margin-bottom="0in"/>
      <style:text-properties fo:color="#ff0000" fo:font-size="8pt" fo:language="pt" fo:country="B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3" style:family="paragraph" style:parent-style-name="Text_20_body">
      <style:paragraph-properties fo:margin-top="0in" fo:margin-bottom="0in" fo:text-align="start" style:justify-single-word="false"/>
      <style:text-properties fo:color="#ff0000" fo:font-size="10pt" fo:language="pt" fo:country="BR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Text_20_body">
      <style:paragraph-properties fo:margin-top="0in" fo:margin-bottom="0in"/>
      <style:text-properties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Text_20_body">
      <style:paragraph-properties fo:margin-top="0in" fo:margin-bottom="0in"/>
      <style:text-properties fo:font-size="10pt" fo:language="pt" fo:country="B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ext_20_body">
      <style:paragraph-properties fo:margin-top="0in" fo:margin-bottom="0in"/>
      <style:text-properties fo:font-size="8pt" fo:language="pt" fo:country="BR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7" style:family="paragraph" style:parent-style-name="Text_20_body">
      <style:paragraph-properties fo:margin-top="0in" fo:margin-bottom="0in"/>
      <style:text-properties fo:color="#000000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Text_20_body">
      <style:paragraph-properties fo:margin-top="0in" fo:margin-bottom="0in"/>
      <style:text-properties fo:color="#000000" fo:font-size="10pt" fo:language="pt" fo:country="B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fo:color="#000000" fo:font-size="10pt" fo:language="pt" fo:country="BR" style:text-underline-style="solid" style:text-underline-width="auto" style:text-underline-color="font-colo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ext_20_body">
      <style:paragraph-properties fo:margin-top="0in" fo:margin-bottom="0in" fo:text-align="start" style:justify-single-word="false"/>
      <style:text-properties fo:color="#000000" fo:font-size="10pt" fo:language="pt" fo:country="BR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ext_20_body">
      <style:paragraph-properties fo:margin-top="0in" fo:margin-bottom="0in" fo:text-align="start" style:justify-single-word="false"/>
      <style:text-properties fo:color="#000000" fo:font-size="10pt" fo:language="pt" fo:country="BR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Text_20_body">
      <style:paragraph-properties fo:margin-top="0in" fo:margin-bottom="0in" fo:text-align="center" style:justify-single-word="false"/>
      <style:text-properties fo:color="#000000" fo:font-size="8pt" fo:language="pt" fo:country="BR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3" style:family="paragraph" style:parent-style-name="Text_20_body">
      <style:paragraph-properties fo:margin-left="0.6252in" fo:margin-right="0in" fo:margin-top="0in" fo:margin-bottom="0in" fo:text-align="justify" style:justify-single-word="false" fo:text-indent="-0.3752in" style:auto-text-indent="false">
        <style:tab-stops>
          <style:tab-stop style:position="4.6146in"/>
        </style:tab-stops>
      </style:paragraph-properties>
      <style:text-properties fo:font-size="10pt" fo:language="pt" fo:country="BR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Text_20_body" style:list-style-name="WW8Num2">
      <style:paragraph-properties fo:margin-left="0.6252in" fo:margin-right="0in" fo:margin-top="0in" fo:margin-bottom="0in" fo:text-align="justify" style:justify-single-word="false" fo:text-indent="-0.3752in" style:auto-text-indent="false">
        <style:tab-stops>
          <style:tab-stop style:position="4.6146in"/>
        </style:tab-stops>
      </style:paragraph-properties>
      <style:text-properties fo:font-size="10pt" fo:language="pt" fo:country="BR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Text_20_body" style:list-style-name="WW8Num2">
      <style:paragraph-properties fo:margin-left="0.6252in" fo:margin-right="0in" fo:margin-top="0in" fo:margin-bottom="0in" fo:text-align="justify" style:justify-single-word="false" fo:text-indent="-0.3752in" style:auto-text-indent="false">
        <style:tab-stops>
          <style:tab-stop style:position="4.6146in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style:text-underline-style="none"/>
    </style:style>
    <style:style style:name="T3" style:family="text">
      <style:text-properties fo:color="#ff0000" style:text-underline-style="none" fo:font-weight="bold" style:font-weight-asian="bold" style:font-weight-complex="bold"/>
    </style:style>
    <style:style style:name="T4" style:family="text">
      <style:text-properties fo:color="#ff0000" fo:font-size="8pt" fo:language="pt" fo:country="BR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color="#ff0000"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0pt" fo:language="pt" fo:country="BR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pt" fo:country="BR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style:text-underline-style="none" fo:font-weight="bold" style:font-weight-asian="bold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O REJISTRASAUN VAGA EMPREGU SIMU-WEB BA CEOP</text:p>
      <text:p text:style-name="P1"/>
      <text:p text:style-name="P1"/>
      <text:p text:style-name="P1"/>
      <text:p text:style-name="P1">HAKAT 1 – INFORMASAUN PRINCIPAL</text:p>
      <text:p text:style-name="P2"/>
      <text:p text:style-name="P2"/>
      <text:p text:style-name="P2">Titulo Vaga:<text:tab/><text:tab/><text:tab/><text:tab/>Data Rejitu Vaga:<text:tab/><text:tab/> <text:s text:c="2"/>Ceop:</text:p>
      <text:p text:style-name="P3">________________________________ <text:s text:c="6"/><text:span text:style-name="T14">_____/______/_______</text:span> <text:s text:c="20"/>____________________________</text:p>
      <text:p text:style-name="P6"><text:span text:style-name="T2">(OBRIGATORIU)<text:tab/><text:tab/><text:tab/><text:tab/></text:span><text:span text:style-name="T15">LL <text:s text:c="12"/>FF <text:s text:c="8"/>TTTT <text:s text:c="33"/></text:span><text:span text:style-name="T2">(OBRIGATORIU)<text:tab/><text:tab/><text:tab/><text:tab/><text:tab/> <text:s text:c="10"/><text:tab/><text:tab/>(OBRIGATORIU)</text:span></text:p>
      <text:p text:style-name="P6"><text:span text:style-name="T2"/></text:p>
      <text:p text:style-name="P7">Okupasaun:<text:tab/><text:tab/><text:tab/><text:tab/>Data Rejistu:<text:tab/><text:tab/><text:tab/> <text:s/>Salariu Husi:</text:p>
      <text:p text:style-name="P15"><text:span text:style-name="T1">________________________________ <text:s text:c="6"/></text:span>_____/______/_______ <text:tab/><text:tab/> <text:s/>___________ . _____</text:p>
      <text:p text:style-name="P16"><text:span text:style-name="T3">(OBRIGATORIU)<text:tab/></text:span><text:tab/><text:tab/><text:tab/>LL <text:s text:c="12"/>FF <text:s text:c="8"/>TTTT<text:tab/><text:tab/> <text:s text:c="2"/>Dollar <text:s text:c="20"/>Cents</text:p>
      <text:p text:style-name="P7"><text:span text:style-name="T6"><text:tab/><text:tab/><text:tab/><text:tab/><text:tab/></text:span><text:span text:style-name="T5">(OBRIGATORIU)</text:span></text:p>
      <text:p text:style-name="P14"><text:line-break/><text:span text:style-name="T14">Empreza:<text:tab/><text:tab/><text:tab/><text:tab/>Data Loke:<text:tab/><text:tab/><text:tab/> <text:s/></text:span><text:span text:style-name="T16">Salariu Too:</text:span></text:p>
      <text:p text:style-name="P14">________________________________<text:tab/><text:span text:style-name="T14">_____/______/_______ <text:tab/><text:tab/> <text:s/>___________ . _____</text:span></text:p>
      <text:p text:style-name="P12">(OBRIGATORIU)<text:tab/><text:tab/><text:tab/><text:tab/><text:span text:style-name="T17">LL <text:s text:c="12"/>FF <text:s text:c="8"/>TTTT<text:tab/><text:tab/> <text:s text:c="2"/>Dollar <text:s text:c="20"/>Cents</text:span></text:p>
      <text:p text:style-name="P12"><text:span text:style-name="T17"><text:tab/><text:tab/><text:tab/><text:tab/><text:tab/></text:span>(OBRIGATORIU)</text:p>
      <text:p text:style-name="P12"/>
      <text:p text:style-name="P17"><text:span text:style-name="T14">Posisaun Hira:<text:tab/><text:tab/><text:tab/><text:tab/>Data Taka Vaga:<text:tab/><text:tab/> <text:s/>Salariu Adisional:</text:span></text:p>
      <text:p text:style-name="P17"><text:span text:style-name="T14">________________________________<text:tab/>_____/______/_______ <text:tab/><text:tab/> <text:s/>___________ . _____</text:span></text:p>
      <text:p text:style-name="P12">(OBRIGATORIU)<text:tab/><text:tab/><text:tab/><text:tab/><text:span text:style-name="T17">LL <text:s text:c="12"/>FF <text:s text:c="8"/>TTTT<text:tab/><text:tab/> <text:s text:c="2"/>Dollar <text:s text:c="20"/>Cents</text:span></text:p>
      <text:p text:style-name="P12"><text:span text:style-name="T17"><text:tab/><text:tab/><text:tab/><text:tab/><text:tab/></text:span>(OBRIGATORIU)</text:p>
      <text:p text:style-name="P12"/>
      <text:p text:style-name="P17"><text:span text:style-name="T14">Posisaun Hira:<text:tab/><text:tab/><text:tab/><text:tab/>Inisiu Serbisu:<text:tab/><text:tab/><text:tab/> <text:s/>Karta Kondusaun:</text:span></text:p>
      <text:p text:style-name="P17"><text:span text:style-name="T14">________________________________<text:tab/>_____/______/_______ <text:tab/><text:tab/> <text:s/></text:span>Sim:____ Lai:____</text:p>
      <text:p text:style-name="P17"><text:tab/><text:tab/><text:tab/><text:tab/><text:tab/> <text:span text:style-name="T7">LL <text:s text:c="12"/>FF <text:s text:c="8"/>TTTT</text:span></text:p>
      <text:p text:style-name="P17"><text:span text:style-name="T14"/></text:p>
      <text:p text:style-name="P17"><text:span text:style-name="T14">Experiensia Minima:<text:tab/><text:tab/><text:tab/>Nro. Horas Semana:<text:tab/> <text:tab/> <text:s text:c="2"/>Kategoria karta kondusaun:</text:span></text:p>
      <text:p text:style-name="P17"><text:span text:style-name="T14">________________________________</text:span><text:span text:style-name="T8"><text:tab/></text:span><text:span text:style-name="T14">____________________<text:tab/><text:tab/> <text:s text:c="2"/>________________________</text:span></text:p>
      <text:p text:style-name="P17"><text:span text:style-name="T14"/></text:p>
      <text:p text:style-name="P17"><text:span text:style-name="T14">Idade Minima:<text:tab/><text:tab/><text:tab/><text:tab/>Oras Inisiu:<text:tab/><text:tab/> <text:tab/> <text:s text:c="2"/>Transporte Rasik:</text:span></text:p>
      <text:p text:style-name="P17"><text:span text:style-name="T14">________________________________</text:span><text:span text:style-name="T8"><text:tab/></text:span><text:span text:style-name="T14">______ : ______<text:tab/><text:tab/><text:tab/> <text:s text:c="2"/></text:span>Sim:____ Lai:____</text:p>
      <text:p text:style-name="P17"><text:span text:style-name="T14"><text:tab/><text:tab/><text:tab/><text:tab/><text:tab/></text:span><text:span text:style-name="T7">Oras <text:s text:c="11"/>Minutos</text:span></text:p>
      <text:p text:style-name="P17"><text:span text:style-name="T7"/></text:p>
      <text:p text:style-name="P17"><text:span text:style-name="T14">Localizasaun Internasional:<text:tab/><text:tab/>Oras Ramata:<text:tab/><text:tab/> <text:tab/> <text:s text:c="2"/>Deskrisaun Transporte:</text:span></text:p>
      <text:p text:style-name="P17"><text:span text:style-name="T8">________________________________________<text:tab/></text:span><text:span text:style-name="T14">______ : ______<text:tab/><text:tab/><text:tab/> <text:s text:c="2"/>________________________</text:span></text:p>
      <text:p text:style-name="P17"><text:span text:style-name="T8"><text:tab/><text:tab/><text:tab/><text:tab/><text:tab/></text:span><text:span text:style-name="T7">Oras <text:s text:c="11"/>Minutos</text:span></text:p>
      <text:p text:style-name="P17"><text:span text:style-name="T7"/></text:p>
      <text:p text:style-name="P18">Descrisaun Vaga:<text:tab/><text:tab/><text:tab/>Descrisaun Serbisu:</text:p>
      <text:p text:style-name="P17"><text:span text:style-name="T14">________________________________<text:tab/>_________________________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HAKAT 2 – REJISTU HELA FATIN BA VAGA EMPREGU</text:p>
      <text:p text:style-name="P19"/>
      <text:p text:style-name="P19"/>
      <text:p text:style-name="P20">Fatin Timor ba Vaga Empregu: </text:p>
      <text:p text:style-name="P21"><text:span text:style-name="T8">_____________________________________</text:span></text:p>
      <text:p text:style-name="P10">(OBRIGATORIU)</text:p>
      <text:p text:style-name="P10"><text:span text:style-name="T8"/></text:p>
      <text:p text:style-name="P10"><text:span text:style-name="T8"/></text:p>
      <text:p text:style-name="P10"><text:span text:style-name="T8"/></text:p>
      <text:p text:style-name="P22"><text:span text:style-name="T13">HAKAT 3 <text:s/>- REJISTU NIVEL ESKOLA BA VA EMPREGU</text:span> </text:p>
      <text:p text:style-name="P22"/>
      <text:p text:style-name="P22"/>
      <text:p text:style-name="P20">Nivel Eskola: </text:p>
      <text:p text:style-name="P21"><text:span text:style-name="T8">____________________________________</text:span></text:p>
      <text:p text:style-name="P10">(OBRIGATORIU)</text:p>
      <text:p text:style-name="P10"/>
      <text:p text:style-name="P22"><text:span text:style-name="T13"/></text:p>
      <text:p text:style-name="P22"><text:span text:style-name="T13"/></text:p>
      <text:p text:style-name="P22"><text:span text:style-name="T13">HAKAT 4 <text:s/>- REJISTU FORMASAUN BA VA EMPREGU</text:span> </text:p>
      <text:p text:style-name="P22"/>
      <text:p text:style-name="P22"/>
      <text:p text:style-name="P20">Formasaun: </text:p>
      <text:p text:style-name="P21"><text:span text:style-name="T8">____________________________________</text:span></text:p>
      <text:p text:style-name="P10">(OBRIGATORIU)</text:p>
      <text:p text:style-name="P10"/>
      <text:p text:style-name="P22"><text:span text:style-name="T13"/></text:p>
      <text:p text:style-name="P22"><text:span text:style-name="T13">HAKAT 4 <text:s/>- REJISTU LIAN FUAN BA VA EMPREGU</text:span> </text:p>
      <text:p text:style-name="P22"/>
      <text:p text:style-name="P22"/>
      <text:p text:style-name="P15">1 - Lian Fuan: <text:tab/><text:tab/><text:tab/><text:tab/>Nivel Koñesimentu:<text:tab/><text:tab/>Utilizasaun:<text:tab/><text:tab/><text:tab/><text:tab/></text:p>
      <text:p text:style-name="P9"><text:span text:style-name="T9">____________________________<text:tab/><text:tab/>______________________<text:tab/></text:span><text:span text:style-name="T10">Hakerek</text:span></text:p>
      <text:p text:style-name="P14"><text:tab/><text:tab/><text:tab/><text:tab/><text:tab/>______________________<text:tab/>Koalia</text:p>
      <text:p text:style-name="P14"><text:tab/><text:tab/><text:tab/><text:tab/><text:tab/>______________________<text:tab/>Hatene </text:p>
      <text:p text:style-name="P14"><text:tab/><text:tab/><text:tab/><text:tab/><text:tab/>______________________<text:tab/>Le</text:p>
      <text:p text:style-name="P12">(OBRIGATORIU)<text:tab/><text:tab/><text:tab/><text:tab/>(OBRIGATORIU)<text:tab/><text:tab/><text:tab/>(OBRIGATORIU)</text:p>
      <text:p text:style-name="P12"/>
      <text:p text:style-name="P15">2 - Lian Fuan: <text:tab/><text:tab/><text:tab/><text:tab/>Nivel Koñesimentu:<text:tab/><text:tab/>Utilizasaun:<text:tab/><text:tab/><text:tab/><text:tab/></text:p>
      <text:p text:style-name="P9"><text:span text:style-name="T9">____________________________<text:tab/><text:tab/>______________________<text:tab/></text:span><text:span text:style-name="T10">Hakerek</text:span></text:p>
      <text:p text:style-name="P14"><text:tab/><text:tab/><text:tab/><text:tab/><text:tab/>______________________<text:tab/>Koalia</text:p>
      <text:p text:style-name="P14"><text:tab/><text:tab/><text:tab/><text:tab/><text:tab/>______________________<text:tab/>Hatene </text:p>
      <text:p text:style-name="P14"><text:tab/><text:tab/><text:tab/><text:tab/><text:tab/>______________________<text:tab/>Le</text:p>
      <text:p text:style-name="P12"/>
      <text:p text:style-name="P12"/>
      <text:p text:style-name="P15">3- Lian Fuan: <text:tab/><text:tab/><text:tab/><text:tab/>Nivel Koñesimentu:<text:tab/><text:tab/>Utilizasaun:<text:tab/><text:tab/><text:tab/><text:tab/></text:p>
      <text:p text:style-name="P9"><text:span text:style-name="T9">____________________________<text:tab/><text:tab/>______________________<text:tab/></text:span><text:span text:style-name="T10">Hakerek</text:span></text:p>
      <text:p text:style-name="P14"><text:tab/><text:tab/><text:tab/><text:tab/><text:tab/>______________________<text:tab/>Koalia</text:p>
      <text:p text:style-name="P14"><text:tab/><text:tab/><text:tab/><text:tab/><text:tab/>______________________<text:tab/>Hatene </text:p>
      <text:p text:style-name="P14"><text:tab/><text:tab/><text:tab/><text:tab/><text:tab/>______________________<text:tab/>L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<text:span text:style-name="T13">HAKAT 4 <text:s/>- REJISTU FORMASAUN BA VA EMPREGU</text:span> </text:p>
      <text:p text:style-name="P22"/>
      <text:p text:style-name="P22"/>
      <text:p text:style-name="P4">Tipu Defisiensia:<text:tab/><text:tab/><text:tab/><text:tab/><text:tab/><text:tab/>Defisiensia: </text:p>
      <text:list xml:id="list227791380" text:style-name="WW8Num2">
        <text:list-item>
          <text:p text:style-name="P24">mata aat - la hare <text:s text:c="67"/>________________________________</text:p>
        </text:list-item>
        <text:list-item>
          <text:p text:style-name="P25"><text:span text:style-name="T11">tilun la rona <text:s text:c="75"/></text:span><text:span text:style-name="T4">(OBRIGATORIU)</text:span><text:span text:style-name="T11"><text:tab/></text:span></text:p>
        </text:list-item>
        <text:list-item>
          <text:p text:style-name="P24">lian la iha - la koalia ka monok <text:s text:c="45"/></text:p>
        </text:list-item>
        <text:list-item>
          <text:p text:style-name="P24">ain aat - tohar - kleuk - tuk</text:p>
        </text:list-item>
      </text:list>
      <text:p text:style-name="P23"/>
      <text:list xml:id="list1260688632" text:continue-numbering="true" text:style-name="WW8Num2">
        <text:list-item>
          <text:p text:style-name="P24">lima aat - tohar - kleuk - tuk</text:p>
        </text:list-item>
      </text:list>
      <text:p text:style-name="P23"/>
      <text:list xml:id="list1682773609" text:continue-numbering="true" text:style-name="WW8Num2">
        <text:list-item>
          <text:p text:style-name="P24">ema la iha mentalidade - bulak - tarada - pontu</text:p>
        </text:list-item>
      </text:list>
      <text:p text:style-name="P11">(OBRIGATORIU)</text:p>
      <text:p text:style-name="P11"/>
      <text:p text:style-name="P4">Nesesidade Espesial: </text:p>
      <text:p text:style-name="P4">______________________________________________</text:p>
      <text:p text:style-name="P11">(OBRIGATORIU)</text:p>
      <text:p text:style-name="P4"/>
      <text:p text:style-name="P4">Komentariu: </text:p>
      <text:p text:style-name="P5">______________________________________________</text:p>
      <text:p text:style-name="P5">______________________________________________</text:p>
      <text:p text:style-name="P8">______________________________________________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2z0" style:family="text">
      <style:text-properties style:font-name="Arial" fo:font-size="10pt" style:font-size-asian="10pt" style:font-name-complex="Aria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rlos Oliveira</meta:initial-creator>
    <meta:creation-date>2010-08-02T08:51:03</meta:creation-date>
    <dc:date>2010-08-04T16:13:52</dc:date>
    <dc:creator>Carlos Oliveira</dc:creator>
    <meta:editing-duration>PT55H22M49S</meta:editing-duration>
    <meta:editing-cycles>11</meta:editing-cycles>
    <meta:generator>OpenOffice.org/3.1$Linux OpenOffice.org_project/310m19$Build-9420</meta:generator>
    <meta:printed-by>Carlos Oliveira</meta:printed-by>
    <meta:print-date>2010-08-02T11:52:59</meta:print-date>
    <meta:document-statistic meta:table-count="0" meta:image-count="0" meta:object-count="0" meta:page-count="3" meta:paragraph-count="75" meta:word-count="306" meta:character-count="3590"/>
  </office:meta>
</office:document-meta>
</file>